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cf95" officeooo:paragraph-rsid="0004cf95"/>
    </style:style>
    <style:style style:name="P2" style:family="paragraph" style:parent-style-name="Standard">
      <style:text-properties officeooo:rsid="0004cf95" officeooo:paragraph-rsid="00068190"/>
    </style:style>
    <style:style style:name="P3" style:family="paragraph" style:parent-style-name="Standard">
      <style:text-properties officeooo:rsid="0004cf95" officeooo:paragraph-rsid="0007ffff"/>
    </style:style>
    <style:style style:name="P4" style:family="paragraph" style:parent-style-name="Standard">
      <style:text-properties officeooo:rsid="0004cf95" officeooo:paragraph-rsid="000957df"/>
    </style:style>
    <style:style style:name="P5" style:family="paragraph" style:parent-style-name="Standard">
      <style:text-properties officeooo:rsid="00068190" officeooo:paragraph-rsid="00068190"/>
    </style:style>
    <style:style style:name="P6" style:family="paragraph" style:parent-style-name="Standard">
      <style:text-properties officeooo:rsid="00068190" officeooo:paragraph-rsid="0007ffff"/>
    </style:style>
    <style:style style:name="P7" style:family="paragraph" style:parent-style-name="Standard">
      <style:text-properties officeooo:rsid="000957df" officeooo:paragraph-rsid="000957df"/>
    </style:style>
    <style:style style:name="P8" style:family="paragraph" style:parent-style-name="Standard">
      <style:text-properties officeooo:rsid="000e57ad" officeooo:paragraph-rsid="000e57ad"/>
    </style:style>
    <style:style style:name="P9" style:family="paragraph" style:parent-style-name="Standard">
      <style:text-properties officeooo:rsid="00104afb" officeooo:paragraph-rsid="00104afb"/>
    </style:style>
    <style:style style:name="P10" style:family="paragraph" style:parent-style-name="Standard">
      <style:text-properties officeooo:rsid="00104afb" officeooo:paragraph-rsid="0010d442"/>
    </style:style>
    <style:style style:name="P11" style:family="paragraph" style:parent-style-name="Standard">
      <style:text-properties officeooo:rsid="0010d442" officeooo:paragraph-rsid="0010d442"/>
    </style:style>
    <style:style style:name="P12" style:family="paragraph" style:parent-style-name="Standard">
      <style:text-properties officeooo:rsid="00116954" officeooo:paragraph-rsid="00116954"/>
    </style:style>
    <style:style style:name="P13" style:family="paragraph" style:parent-style-name="Standard">
      <style:text-properties fo:font-weight="bold" officeooo:rsid="00116954" officeooo:paragraph-rsid="00116954" style:font-weight-asian="bold" style:font-weight-complex="bold"/>
    </style:style>
    <style:style style:name="P14" style:family="paragraph" style:parent-style-name="Standard">
      <style:text-properties fo:font-weight="bold" officeooo:rsid="00132e37" officeooo:paragraph-rsid="00132e37" style:font-weight-asian="bold" style:font-weight-complex="bold"/>
    </style:style>
    <style:style style:name="P15" style:family="paragraph" style:parent-style-name="Standard">
      <style:text-properties fo:font-size="14pt" fo:font-weight="bold" officeooo:rsid="00104afb" officeooo:paragraph-rsid="0010d442" style:font-size-asian="14pt" style:font-weight-asian="bold" style:font-size-complex="14pt" style:font-weight-complex="bold"/>
    </style:style>
    <style:style style:name="P16" style:family="paragraph" style:parent-style-name="Standard">
      <style:text-properties fo:font-size="14pt" fo:font-weight="bold" officeooo:rsid="0004cf95" officeooo:paragraph-rsid="0004cf95" style:font-size-asian="14pt" style:font-weight-asian="bold" style:font-size-complex="14pt" style:font-weight-complex="bold"/>
    </style:style>
    <style:style style:name="P17" style:family="paragraph" style:parent-style-name="Standard">
      <style:text-properties fo:font-size="14pt" fo:font-weight="bold" officeooo:rsid="0004cf95" officeooo:paragraph-rsid="000957df" style:font-size-asian="14pt" style:font-weight-asian="bold" style:font-size-complex="14pt" style:font-weight-complex="bold"/>
    </style:style>
    <style:style style:name="P18" style:family="paragraph" style:parent-style-name="Standard">
      <style:text-properties fo:font-size="12pt" fo:font-weight="normal" officeooo:rsid="0017f348" officeooo:paragraph-rsid="0017f348" style:font-size-asian="10.5pt" style:font-weight-asian="normal" style:font-size-complex="12pt" style:font-weight-complex="normal"/>
    </style:style>
    <style:style style:name="P19" style:family="paragraph" style:parent-style-name="Standard">
      <style:text-properties fo:font-size="12pt" fo:font-weight="normal" officeooo:rsid="001961d5" officeooo:paragraph-rsid="001961d5" style:font-size-asian="10.5pt" style:font-weight-asian="normal" style:font-size-complex="12pt" style:font-weight-complex="normal"/>
    </style:style>
    <style:style style:name="P20" style:family="paragraph" style:parent-style-name="Standard">
      <style:text-properties fo:font-size="12pt" fo:font-weight="normal" officeooo:rsid="001c13af" officeooo:paragraph-rsid="001961d5" style:font-size-asian="10.5pt" style:font-weight-asian="normal" style:font-size-complex="12pt" style:font-weight-complex="normal"/>
    </style:style>
    <style:style style:name="P21" style:family="paragraph" style:parent-style-name="Standard">
      <style:text-properties fo:font-size="12pt" fo:font-weight="normal" officeooo:rsid="001c13af" officeooo:paragraph-rsid="001c13af" style:font-size-asian="10.5pt" style:font-weight-asian="normal" style:font-size-complex="12pt" style:font-weight-complex="normal"/>
    </style:style>
    <style:style style:name="P22" style:family="paragraph" style:parent-style-name="Standard">
      <style:text-properties fo:font-size="12pt" fo:font-weight="normal" officeooo:rsid="001d899f" officeooo:paragraph-rsid="001d899f" style:font-size-asian="10.5pt" style:font-weight-asian="normal" style:font-size-complex="12pt" style:font-weight-complex="normal"/>
    </style:style>
    <style:style style:name="P23" style:family="paragraph" style:parent-style-name="Standard">
      <style:text-properties fo:font-size="12pt" fo:font-weight="normal" officeooo:rsid="002281dd" officeooo:paragraph-rsid="002281dd" style:font-size-asian="10.5pt" style:font-weight-asian="normal" style:font-size-complex="12pt" style:font-weight-complex="normal"/>
    </style:style>
    <style:style style:name="P24" style:family="paragraph" style:parent-style-name="Standard">
      <style:text-properties fo:font-size="12pt" fo:font-weight="normal" officeooo:rsid="002369de" officeooo:paragraph-rsid="002369de" style:font-size-asian="10.5pt" style:font-weight-asian="normal" style:font-size-complex="12pt" style:font-weight-complex="normal"/>
    </style:style>
    <style:style style:name="P25" style:family="paragraph" style:parent-style-name="Standard">
      <style:text-properties fo:font-size="12pt" fo:font-weight="normal" officeooo:rsid="002369de" officeooo:paragraph-rsid="00253c3c" style:font-size-asian="10.5pt" style:font-weight-asian="normal" style:font-size-complex="12pt" style:font-weight-complex="normal"/>
    </style:style>
    <style:style style:name="P26" style:family="paragraph" style:parent-style-name="Standard">
      <style:text-properties fo:font-size="12pt" fo:font-weight="normal" officeooo:rsid="00253c3c" officeooo:paragraph-rsid="00253c3c" style:font-size-asian="10.5pt" style:font-weight-asian="normal" style:font-size-complex="12pt" style:font-weight-complex="normal"/>
    </style:style>
    <style:style style:name="P27" style:family="paragraph" style:parent-style-name="Standard">
      <style:text-properties fo:font-size="12pt" fo:font-weight="bold" officeooo:rsid="00253c3c" officeooo:paragraph-rsid="00253c3c" style:font-size-asian="10.5pt" style:font-weight-asian="bold" style:font-size-complex="12pt" style:font-weight-complex="bold"/>
    </style:style>
    <style:style style:name="P28" style:family="paragraph" style:parent-style-name="Standard">
      <style:text-properties fo:font-size="16pt" fo:font-weight="bold" officeooo:rsid="002111df" officeooo:paragraph-rsid="002111df" style:font-size-asian="16pt" style:font-weight-asian="bold" style:font-size-complex="16pt" style:font-weight-complex="bold"/>
    </style:style>
    <style:style style:name="T1" style:family="text">
      <style:text-properties officeooo:rsid="0005aaee"/>
    </style:style>
    <style:style style:name="T2" style:family="text">
      <style:text-properties officeooo:rsid="000957df"/>
    </style:style>
    <style:style style:name="T3" style:family="text">
      <style:text-properties officeooo:rsid="0009c12c"/>
    </style:style>
    <style:style style:name="T4" style:family="text">
      <style:text-properties officeooo:rsid="000c875f"/>
    </style:style>
    <style:style style:name="T5" style:family="text">
      <style:text-properties officeooo:rsid="00104afb"/>
    </style:style>
    <style:style style:name="T6" style:family="text">
      <style:text-properties officeooo:rsid="0010d442"/>
    </style:style>
    <style:style style:name="T7" style:family="text">
      <style:text-properties officeooo:rsid="00116954"/>
    </style:style>
    <style:style style:name="T8" style:family="text">
      <style:text-properties fo:font-weight="bold" style:font-weight-asian="bold" style:font-weight-complex="bold"/>
    </style:style>
    <style:style style:name="T9" style:family="text">
      <style:text-properties officeooo:rsid="001451e8"/>
    </style:style>
    <style:style style:name="T10" style:family="text">
      <style:text-properties officeooo:rsid="0015fd3a"/>
    </style:style>
    <style:style style:name="T11" style:family="text">
      <style:text-properties officeooo:rsid="001d34cf"/>
    </style:style>
    <style:style style:name="T12" style:family="text">
      <style:text-properties officeooo:rsid="001e0f5d"/>
    </style:style>
    <style:style style:name="T13" style:family="text">
      <style:text-properties officeooo:rsid="002281dd"/>
    </style:style>
    <style:style style:name="T14" style:family="text">
      <style:text-properties officeooo:rsid="00253c3c"/>
    </style:style>
    <style:style style:name="T15" style:family="text">
      <style:text-properties officeooo:rsid="00260177"/>
    </style:style>
    <style:style style:name="T16" style:family="text">
      <style:text-properties officeooo:rsid="0029601f"/>
    </style:style>
    <style:style style:name="T17" style:family="text">
      <style:text-properties fo:font-style="italic" officeooo:rsid="0029601f"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28">Documentación del sitio web Danny’s Pianos</text:p>
      <text:p text:style-name="P16"/>
      <text:p text:style-name="P16">Requisitos Funcionales:</text:p>
      <text:p text:style-name="P16"/>
      <text:p text:style-name="P16">¿Cual es el objetivo del sitio web?</text:p>
      <text:p text:style-name="P1"/>
      <text:p text:style-name="P2">Nuestro objetivo <text:span text:style-name="T3">principal</text:span> es construir una tienda de instrumentos <text:span text:style-name="T1">musicales online, en donde se pueda comprar gran variedad de productos, categorizados por tipos (ej. teclados ) y subtipos <text:s/>(ej. MIDI) y agrupados en diferentes páginas. <text:s/></text:span></text:p>
      <text:p text:style-name="P4"/>
      <text:p text:style-name="P17"><text:span text:style-name="T9">Estructura de páginas HTML:</text:span></text:p>
      <text:p text:style-name="P5"/>
      <text:p text:style-name="P5">Las páginas involucradas en el proceso de compra serán:</text:p>
      <text:p text:style-name="P6"/>
      <text:p text:style-name="P6">- <text:span text:style-name="T4">Productos: Páginas </text:span>que <text:span text:style-name="T4">expongan</text:span> los diferentes productos <text:span text:style-name="T4">a la venta mediante <text:s/>fotografías y descripción de sus características y precio.</text:span></text:p>
      <text:p text:style-name="P6"/>
      <text:p text:style-name="P6">- <text:span text:style-name="T2">C</text:span>esta de la compra: <text:span text:style-name="T4">donde visualizar lo que se ha añadido al proceso de compra.</text:span></text:p>
      <text:p text:style-name="P6"/>
      <text:p text:style-name="P6">-<text:span text:style-name="T2">Tramitación de pedido: con la información del envío y métodos de pago.</text:span></text:p>
      <text:p text:style-name="P6"/>
      <text:p text:style-name="P7">Otras páginas <text:span text:style-name="T3">que amplían la funcionalidad del sitio:</text:span></text:p>
      <text:p text:style-name="P7"/>
      <text:p text:style-name="P7">-News: <text:span text:style-name="T3">dónde periódicamente se publica contenido relacionado con la industria musical como proceso de marketing.</text:span></text:p>
      <text:p text:style-name="P7"/>
      <text:p text:style-name="P7">-<text:span text:style-name="T3">Home</text:span>: <text:span text:style-name="T3">página de bienvenida dónde se puede acceder a los diferentes tipos de productos y leer las últimas noticias del News. </text:span></text:p>
      <text:p text:style-name="P7"/>
      <text:p text:style-name="P7">-Play: <text:span text:style-name="T3">teclado virtual.</text:span></text:p>
      <text:p text:style-name="P7"/>
      <text:p text:style-name="P7">-C<text:span text:style-name="T3">ontacto: Formulario de contacto para enviar sugerencias o consultas.</text:span></text:p>
      <text:p text:style-name="P7"/>
      <text:p text:style-name="P3"/>
      <text:p text:style-name="P16">¿Que tipo de usuarios tendrá ?</text:p>
      <text:p text:style-name="P1"/>
      <text:p text:style-name="P8">El sitio tendrá dos tipos de usuario, los clientes de la tienda de pianos y <text:span text:style-name="T5">el personal de la tienda.</text:span></text:p>
      <text:p text:style-name="P9">La diferencia entre ambos radica en que el personal puede acceder a funciones destinadas a <text:s/></text:p>
      <text:p text:style-name="P9">guardar la información acerca de los pedidos tramitados así como del trafico generado por distintos productos. La parte del sitio web referente a estas funciones no se desarrollará en el presente trabajo, por limitaciones temporales. </text:p>
      <text:p text:style-name="P9"/>
      <text:p text:style-name="P15">Los <text:span text:style-name="T6">usuarios</text:span> podrán:</text:p>
      <text:p text:style-name="P10"/>
      <text:p text:style-name="P11"><text:span text:style-name="T8">Proceso de compra</text:span>:</text:p>
      <text:p text:style-name="P10"/>
      <text:p text:style-name="P10">-<text:span text:style-name="T6">Visualizar información descriptiva de cada producto, al posarse sobre su imagen.</text:span></text:p>
      <text:p text:style-name="P10"/>
      <text:p text:style-name="P10">-<text:span text:style-name="T6">Ordenar los productos por precio y nombre de marca (ascendente y descendente)</text:span></text:p>
      <text:p text:style-name="P10"/>
      <text:p text:style-name="P10"><text:soft-page-break/>-<text:span text:style-name="T6">Añadir productos a una cesta de la compra.</text:span></text:p>
      <text:p text:style-name="P10"/>
      <text:p text:style-name="P10">-<text:span text:style-name="T10">Visualizar en todo momento el numero de artículos seleccionados.</text:span></text:p>
      <text:p text:style-name="P10"/>
      <text:p text:style-name="P10">-<text:span text:style-name="T6">Visualizar el nombre de los productos comprados, la cantidad de cada uno, la suma parcial y la total del coste.</text:span></text:p>
      <text:p text:style-name="P10"/>
      <text:p text:style-name="P10">-<text:span text:style-name="T6">Eliminar o modificar la cantidad de productos añadidos a la cesta.</text:span></text:p>
      <text:p text:style-name="P10"/>
      <text:p text:style-name="P10">- <text:span text:style-name="T6">Tramitar su pedido.</text:span></text:p>
      <text:p text:style-name="P10"/>
      <text:p text:style-name="P13">Otras funcionalidades:</text:p>
      <text:p text:style-name="P12"/>
      <text:p text:style-name="P10"><text:span text:style-name="T6">-Navegar por el sitio mediante un menú desplegable.</text:span></text:p>
      <text:p text:style-name="P10"/>
      <text:p text:style-name="P10">-<text:span text:style-name="T7">Tocar un piano virtual, utilizando el ratón para pulsar cada tecla y escuchar el correspondiente sonido.</text:span></text:p>
      <text:p text:style-name="P10"/>
      <text:p text:style-name="P10">-<text:span text:style-name="T7">Enviar dudas y sugerencias a través de un formulario de contacto.</text:span></text:p>
      <text:p text:style-name="P10"/>
      <text:p text:style-name="P10">-<text:span text:style-name="T7">Leer noticias tanto en Home como en News.</text:span></text:p>
      <text:p text:style-name="P10"/>
      <text:p text:style-name="P10">- <text:span text:style-name="T10">Difundir la página a través de las redes sociales</text:span></text:p>
      <text:p text:style-name="P10"/>
      <text:p text:style-name="P10"/>
      <text:p text:style-name="P14">Detalles de implementación</text:p>
      <text:p text:style-name="P14"/>
      <text:p text:style-name="P18">En cuanto al diseño se refiere hemos optado por un enfoque que trata de maximizar el impacto visual, sensorial; incluso cuando valoramos que <text:s/>dicho impacto compromete la usabilidad. Esta decisión no pasa por una ingenuidad comercial, sino más bien una practicidad didáctica, ya que nos ha permitido explorar opciones que, con más mesura, hubieran sido descartadas.</text:p>
      <text:p text:style-name="P18">El sitio trata de transmitir un entorno desenfadado e informal.</text:p>
      <text:p text:style-name="P18"/>
      <text:p text:style-name="P21">Para ordenar los artículos de una página primero creamos una lista de <text:span text:style-name="T15">objetos</text:span>, <text:s/><text:span text:style-name="T15">que </text:span>representa<text:span text:style-name="T15">n artículos</text:span>, compuestos por el nombre, precio, marca <text:span text:style-name="T11">y div </text:span><text:s/><text:span text:style-name="T11">contenedor de</text:span> cada producto, ordenamos la lista en función de alguna <text:s/>de estas características y borramos los divs <text:span text:style-name="T11">de la página de productos,</text:span> para añadirlos nuevamente en el orden marcado por la lista.</text:p>
      <text:p text:style-name="P21"/>
      <text:p text:style-name="P19">Nos ha parecido especialmente interesante el registro del proceso de compra donde al añadir un objeto al carro lo que hacemos es guardar el nombre y precio de ese producto en sessionStorage, esta es la fuente de información para generar la lista de la compra que se puede ver en el cesto (así como también lo sería para generar el registro del pedido). </text:p>
      <text:p text:style-name="P20"/>
      <text:p text:style-name="P23">Para mostrar el contenido en la página de compra primero generamos tantas filas como artículos diferentes hay en sessionStorage y por cada una de ellas una columna con un botón para borrrar, un select para cambiar cantidad, el nombre y precio de producto y la suma que supone la cantidad por el precio de ese producto. También hay una fila dedicada a mostrar el coste total de la compra.</text:p>
      <text:p text:style-name="P23"/>
      <text:p text:style-name="P22">Para <text:span text:style-name="T13">borrar o </text:span>cambiar la cantida<text:span text:style-name="T12">d recogemos la información presente en la fila donde está el select, borramos el artículo de sessionStorage y, en caso de cambiar cantidad, lo cargamos de nuevo en sessionStorage el numero de veces indicado.</text:span></text:p>
      <text:p text:style-name="P18"/>
      <text:p text:style-name="P24"><text:soft-page-break/>Para hacer el piano en un principio queríamos mapear la imagen, pero en términos de velocidad fue más rápido recortarla y hacer un evento onclick que reproduce el sonido asociado a cada tecla/imagen.</text:p>
      <text:p text:style-name="P24"/>
      <text:p text:style-name="P27"><text:span text:style-name="T16">M</text:span>ejoras y dificultades:</text:p>
      <text:p text:style-name="P27"/>
      <text:p text:style-name="P25"><text:span text:style-name="T14">Uno de los temas en el que nos hemos visto más inexpertos ha sido en la creación de un diseño responsive, si bien hemos intentado implementarlo no conseguimos la adaptabilidad deseada. Esperamos profundizar en el diseño responsive próximamente.</text:span></text:p>
      <text:p text:style-name="P25"/>
      <text:p text:style-name="P26">El <text:span text:style-name="T16">código javaScript no ha sido refactorizado, somos conscientes de que hay código repetido que se podría abstraer, quitar los </text:span><text:span text:style-name="T17">console.log(),</text:span><text:span text:style-name="T16"> adecuar la indentación, revisar nombres de las funciones y variables. Estamos familiarizados con la refactorización y adecuación del código, y cabe decir que los estándares aquí mostrados no nos satisfacen. Si el proyecto continuara sería sin duda una de las primeras cosas que haríamos. <text:s/></text:span></text:p>
      <text:p text:style-name="P25"/>
      <text:p text:style-name="P25"/>
      <text:p text:style-name="P25"/>
      <text:p text:style-name="P24"/>
      <text:p text:style-name="P26"/>
      <text:p text:style-name="P24"/>
      <text:p text:style-name="P10"/>
      <text:p text:style-name="P10"/>
      <text:p text:style-name="P10"/>
      <text:p text:style-name="P10"/>
      <text:p text:style-name="P10"/>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00:58:37.894502629</meta:creation-date>
    <dc:date>2018-02-05T15:12:35.715456378</dc:date>
    <meta:editing-duration>PT5H2S</meta:editing-duration>
    <meta:editing-cycles>15</meta:editing-cycles>
    <meta:generator>LibreOffice/5.1.6.2$Linux_X86_64 LibreOffice_project/10m0$Build-2</meta:generator>
    <meta:document-statistic meta:table-count="0" meta:image-count="0" meta:object-count="0" meta:page-count="3" meta:paragraph-count="44" meta:word-count="815" meta:character-count="5076" meta:non-whitespace-character-count="4290"/>
  </office:meta>
</office:document-meta>
</file>